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Brush Script MT" svg:font-family="'Brush Script MT'"/>
    <style:font-face style:name="Comic Sans MS" svg:font-family="'Comic Sans MS'" style:font-family-generic="script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sans-serif" svg:font-family="sans-serif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left="1cm" fo:margin-right="0cm" fo:line-height="200%" fo:text-align="center" style:justify-single-word="false" fo:text-indent="0cm" style:auto-text-indent="false" style:writing-mode="lr-tb"/>
      <style:text-properties style:font-name="Arial" fo:font-size="16pt" officeooo:paragraph-rsid="0007fe34" style:font-size-asian="16pt" style:font-size-complex="16pt"/>
    </style:style>
    <style:style style:name="P2" style:family="paragraph" style:parent-style-name="Standard" style:master-page-name="">
      <loext:graphic-properties draw:fill-gradient-name="Gradient_20_1" draw:fill-hatch-name="hatch" draw:opacity="25%"/>
      <style:paragraph-properties fo:margin-left="1cm" fo:margin-right="0cm" fo:margin-top="2.51cm" fo:margin-bottom="2.551cm" style:contextual-spacing="false" fo:line-height="200%" fo:text-align="start" style:justify-single-word="false" fo:text-indent="0cm" style:auto-text-indent="false" style:page-number="auto"/>
    </style:style>
    <style:style style:name="P3" style:family="paragraph" style:parent-style-name="Standard">
      <loext:graphic-properties draw:fill-gradient-name="gradient" draw:fill-hatch-name="hatch"/>
      <style:paragraph-properties fo:margin-left="1.251cm" fo:margin-right="0cm" fo:margin-top="2.514cm" fo:margin-bottom="2.514cm" style:contextual-spacing="false" fo:line-height="100%" fo:text-align="justify" style:justify-single-word="false" fo:text-indent="0cm" style:auto-text-indent="false"/>
      <style:text-properties style:font-name="Comic Sans MS" fo:font-size="16pt" fo:font-style="italic" style:font-size-asian="16pt" style:font-style-asian="italic" style:font-size-complex="16pt" style:font-style-complex="italic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margin-top="0.101cm" fo:margin-bottom="0.25cm" style:contextual-spacing="false" fo:text-align="justify" style:justify-single-word="false" fo:text-indent="1.251cm" style:auto-text-indent="false" fo:padding="0.049cm" fo:border="0.06pt solid #000000"/>
      <style:text-properties style:font-name="Brush Script MT" fo:font-size="14pt" fo:font-style="italic" officeooo:paragraph-rsid="00083b78" style:font-size-asian="14pt" style:font-style-asian="italic" style:font-size-complex="14pt" style:font-style-complex="italic" loext:padding="0.049cm" loext:border="0.06pt solid #000000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3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name="Arial"/>
    </style:style>
    <style:style style:name="T9" style:family="text">
      <style:text-properties style:font-name="Verdana"/>
    </style:style>
    <style:style style:name="T10" style:family="text">
      <style:text-properties style:font-name="Verdana"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26pt" fo:font-weight="normal" style:font-size-asian="26pt" style:font-weight-asian="normal" style:font-size-complex="26pt" style:font-weight-complex="normal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font-size="14pt" style:font-size-asian="14pt" style:font-size-complex="14pt"/>
    </style:style>
    <style:style style:name="T15" style:family="text">
      <style:text-properties fo:color="#c9211e" loext:opacity="100%"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c9211e" loext:opacity="100%" fo:font-size="26pt" fo:font-weight="bold" style:font-size-asian="26pt" style:font-weight-asian="bold" style:font-size-complex="26pt" style:font-weight-complex="600" style:font-relief="embossed"/>
    </style:style>
    <style:style style:name="T17" style:family="text">
      <style:text-properties fo:color="#c9211e" loext:opacity="100%" fo:font-size="26pt" fo:letter-spacing="0.071cm" fo:font-weight="bold" style:font-size-asian="26pt" style:font-weight-asian="bold" style:font-size-complex="26pt" style:font-weight-complex="600" style:text-rotation-angle="90" style:text-rotation-scale="line-height" style:font-relief="embossed"/>
    </style:style>
    <style:style style:name="T18" style:family="text">
      <style:text-properties fo:color="#ff8000" loext:opacity="100%"/>
    </style:style>
    <style:style style:name="T19" style:family="text">
      <style:text-properties fo:color="#ff8000" loext:opacity="100%" style:font-name="Times New Roman" fo:font-size="14pt" style:font-size-asian="14pt" style:font-size-complex="14pt"/>
    </style:style>
    <style:style style:name="T20" style:family="text">
      <style:text-properties fo:color="#ff8000" loext:opacity="100%" style:font-name="Times New Roman" fo:font-size="14pt" style:text-underline-style="solid" style:text-underline-type="double" style:text-underline-width="auto" style:text-underline-color="font-color" style:font-size-asian="14pt" style:font-size-complex="14pt"/>
    </style:style>
    <style:style style:name="T21" style:family="text">
      <style:text-properties fo:color="#ff8000" loext:opacity="100%" style:font-name="Times New Roman" style:text-underline-style="solid" style:text-underline-type="double" style:text-underline-width="auto" style:text-underline-color="font-color"/>
    </style:style>
    <style:style style:name="T22" style:family="text">
      <style:text-properties fo:color="#ff8000" loext:opacity="100%" style:text-underline-style="solid" style:text-underline-type="double" style:text-underline-width="auto" style:text-underline-color="font-color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color="#ffff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101R_mcid6"/><text:span text:style-name="T17">CONFIRA OS SINTOMAS DA</text:span><text:bookmark text:name="page101R_mcid7"/><text:span text:style-name="T17"> DENGUE</text:span><text:bookmark text:name="page101R_mcid8"/><text:line-break/></text:p>
      <text:p text:style-name="P2"><text:span text:style-name="T14">O tempo médio do ciclo é de 5 a 6 dias, e o intervalo entre a picada e a</text:span><text:bookmark text:name="page101R_mcid9"/><text:span text:style-name="T14"><text:line-break/>manifestação da doença chama</text:span><text:bookmark text:name="page101R_mcid10"/><text:span text:style-name="T14">-</text:span><text:bookmark text:name="page101R_mcid11"/><text:span text:style-name="T14">se período de incubação. É só depois desse</text:span><text:bookmark text:name="page101R_mcid12"/><text:span text:style-name="T14"><text:line-break/></text:span><text:soft-page-break/><text:span text:style-name="T14">período que os sintomas aparecem. Geralmente os sintomas se manifestam a</text:span><text:bookmark text:name="page101R_mcid13"/><text:span text:style-name="T14"><text:line-break/>partir do 3</text:span><text:bookmark text:name="page101R_mcid14"/><text:span text:style-name="T14">°</text:span><text:bookmark text:name="page101R_mcid15"/><text:span text:style-name="T14"> dia depois da </text:span><text:span text:style-name="T20">picada do mosquitos.</text:span><text:bookmark text:name="page101R_mcid16"/><text:span text:style-name="T23"><text:line-break/></text:span></text:p>
      <text:p text:style-name="P4">Na <text:span text:style-name="T7">dengue hemorrágica</text:span>, o quadro clínico se agrava rapidamente, apresentando sinais de insuficiência circulatória e choque, podendo levar a pessoa à <text:span text:style-name="T24">morte em até 24 horas</text:span>. De acordo com estatísticas do Ministério da Saúde, cerca de 5% DAS PESSOAS COM <text:span text:style-name="T7">DENGUE HEMORRÁGICA</text:span> MORREM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rush Script MT" svg:font-family="'Brush Script MT'"/>
    <style:font-face style:name="Comic Sans MS" svg:font-family="'Comic Sans MS'" style:font-family-generic="script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sans-serif" svg:font-family="sans-serif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08:49:39.648557072</meta:creation-date>
    <dc:date>2023-04-26T09:21:22.094690782</dc:date>
    <meta:editing-duration>PT31M44S</meta:editing-duration>
    <meta:editing-cycles>2</meta:editing-cycles>
    <meta:generator>LibreOffice/7.4.5.1$Linux_X86_64 LibreOffice_project/40$Build-1</meta:generator>
    <meta:document-statistic meta:table-count="0" meta:image-count="0" meta:object-count="0" meta:page-count="2" meta:paragraph-count="3" meta:word-count="98" meta:character-count="572" meta:non-whitespace-character-count="475"/>
  </office:meta>
</office:document-meta>
</file>